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4047in"/>
    </style:style>
    <style:style style:name="co6" style:family="table-column">
      <style:table-column-properties fo:break-before="auto" style:column-width="2.1445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0" style:family="table-cell" style:parent-style-name="Pivot_20_Table_20_Valu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none" fo:border-left="none" fo:border-right="none" fo:border-top="2.01pt solid #000000"/>
    </style:style>
    <style:style style:name="ce14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Title" style:data-style-name="N0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pulation_Size</text:p>
          </table:table-cell>
          <table:table-cell office:value-type="string" calcext:value-type="string">
            <text:p>Mutation_Prob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Is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67894278.226564" calcext:value-type="float">
            <text:p>167894278.226564</text:p>
          </table:table-cell>
          <table:table-cell table:formula="of:=IF([.F2]=MIN([.$F$2:.$F$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3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4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82442670.198006" calcext:value-type="float">
            <text:p>182442670.198006</text:p>
          </table:table-cell>
          <table:table-cell table:formula="of:=IF([.F5]=MIN([.$F$2:.$F$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6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7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8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71540763.338519" calcext:value-type="float">
            <text:p>171540763.338519</text:p>
          </table:table-cell>
          <table:table-cell table:formula="of:=IF([.F9]=MIN([.$F$2:.$F$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0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1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2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3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4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5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6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7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8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19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20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21]=MIN([.$F$2:.$F$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45601832.646306" calcext:value-type="float">
            <text:p>145601832.646306</text:p>
          </table:table-cell>
          <table:table-cell table:formula="of:=IF([.F22]=MIN([.$F$22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36768613.740287" calcext:value-type="float">
            <text:p>136768613.740287</text:p>
          </table:table-cell>
          <table:table-cell table:formula="of:=IF([.F23]=MIN([.$F$22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44904976.422972" calcext:value-type="float">
            <text:p>144904976.422972</text:p>
          </table:table-cell>
          <table:table-cell table:formula="of:=IF([.F24]=MIN([.$F$22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25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26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36768613.740287" calcext:value-type="float">
            <text:p>136768613.740287</text:p>
          </table:table-cell>
          <table:table-cell table:formula="of:=IF([.F27]=MIN([.$F$22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36768613.740287" calcext:value-type="float">
            <text:p>136768613.740287</text:p>
          </table:table-cell>
          <table:table-cell table:formula="of:=IF([.F28]=MIN([.$F$22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29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0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1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2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3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4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5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6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7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8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39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40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41]=MIN([.$F$22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16084727.896448" calcext:value-type="float">
            <text:p>116084727.896448</text:p>
          </table:table-cell>
          <table:table-cell table:formula="of:=IF([.F42]=MIN([.$F$42:.$F$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43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15905085.360804" calcext:value-type="float">
            <text:p>115905085.360804</text:p>
          </table:table-cell>
          <table:table-cell table:formula="of:=IF([.F44]=MIN([.$F$42:.$F$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22179450.066517" calcext:value-type="float">
            <text:p>122179450.066517</text:p>
          </table:table-cell>
          <table:table-cell table:formula="of:=IF([.F45]=MIN([.$F$42:.$F$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46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47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48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49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12848588.955733" calcext:value-type="float">
            <text:p>112848588.955733</text:p>
          </table:table-cell>
          <table:table-cell table:formula="of:=IF([.F50]=MIN([.$F$42:.$F$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1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2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3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4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5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6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7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14693022.573098" calcext:value-type="float">
            <text:p>114693022.573098</text:p>
          </table:table-cell>
          <table:table-cell table:formula="of:=IF([.F58]=MIN([.$F$42:.$F$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59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60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61]=MIN([.$F$42:.$F$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4188164.007558" calcext:value-type="float">
            <text:p>104188164.007558</text:p>
          </table:table-cell>
          <table:table-cell table:formula="of:=IF([.F62]=MIN([.$F$62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3741873.794499" calcext:value-type="float">
            <text:p>103741873.794499</text:p>
          </table:table-cell>
          <table:table-cell table:formula="of:=IF([.F63]=MIN([.$F$62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13432863.47128" calcext:value-type="float">
            <text:p>113432863.47128</text:p>
          </table:table-cell>
          <table:table-cell table:formula="of:=IF([.F64]=MIN([.$F$62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00862939.048976" calcext:value-type="float">
            <text:p>100862939.048976</text:p>
          </table:table-cell>
          <table:table-cell table:formula="of:=IF([.F65]=MIN([.$F$62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66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67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68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69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0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1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2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3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4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5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6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7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91597199.9866582" calcext:value-type="float">
            <text:p>91597199.9866582</text:p>
          </table:table-cell>
          <table:table-cell table:formula="of:=IF([.F78]=MIN([.$F$62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79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80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81]=MIN([.$F$62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87185731.423495" calcext:value-type="float">
            <text:p>187185731.423495</text:p>
          </table:table-cell>
          <table:table-cell table:formula="of:=IF([.F82]=MIN([.$F$82:.$F$1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90881126.229085" calcext:value-type="float">
            <text:p>190881126.229085</text:p>
          </table:table-cell>
          <table:table-cell table:formula="of:=IF([.F83]=MIN([.$F$82:.$F$1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19738171.42812" calcext:value-type="float">
            <text:p>219738171.42812</text:p>
          </table:table-cell>
          <table:table-cell table:formula="of:=IF([.F84]=MIN([.$F$82:.$F$1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98046030.203796" calcext:value-type="float">
            <text:p>198046030.203796</text:p>
          </table:table-cell>
          <table:table-cell table:formula="of:=IF([.F85]=MIN([.$F$82:.$F$1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86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87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88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79884888.017281" calcext:value-type="float">
            <text:p>179884888.017281</text:p>
          </table:table-cell>
          <table:table-cell table:formula="of:=IF([.F89]=MIN([.$F$82:.$F$1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0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1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75638206.951348" calcext:value-type="float">
            <text:p>175638206.951348</text:p>
          </table:table-cell>
          <table:table-cell table:formula="of:=IF([.F92]=MIN([.$F$82:.$F$1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3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4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75638206.951348" calcext:value-type="float">
            <text:p>175638206.951348</text:p>
          </table:table-cell>
          <table:table-cell table:formula="of:=IF([.F95]=MIN([.$F$82:.$F$1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6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7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8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99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100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101]=MIN([.$F$82:.$F$1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56954146.052694" calcext:value-type="float">
            <text:p>156954146.052694</text:p>
          </table:table-cell>
          <table:table-cell table:formula="of:=IF([.F102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66706839.913445" calcext:value-type="float">
            <text:p>166706839.913445</text:p>
          </table:table-cell>
          <table:table-cell table:formula="of:=IF([.F103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61352723.620071" calcext:value-type="float">
            <text:p>161352723.620071</text:p>
          </table:table-cell>
          <table:table-cell table:formula="of:=IF([.F104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76634544.781105" calcext:value-type="float">
            <text:p>176634544.781105</text:p>
          </table:table-cell>
          <table:table-cell table:formula="of:=IF([.F105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55620679.290614" calcext:value-type="float">
            <text:p>155620679.290614</text:p>
          </table:table-cell>
          <table:table-cell table:formula="of:=IF([.F106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59170362.654889" calcext:value-type="float">
            <text:p>159170362.654889</text:p>
          </table:table-cell>
          <table:table-cell table:formula="of:=IF([.F107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59170362.654889" calcext:value-type="float">
            <text:p>159170362.654889</text:p>
          </table:table-cell>
          <table:table-cell table:formula="of:=IF([.F108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52651886.83052" calcext:value-type="float">
            <text:p>152651886.83052</text:p>
          </table:table-cell>
          <table:table-cell table:formula="of:=IF([.F109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52651886.83052" calcext:value-type="float">
            <text:p>152651886.83052</text:p>
          </table:table-cell>
          <table:table-cell table:formula="of:=IF([.F110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53828689.633011" calcext:value-type="float">
            <text:p>153828689.633011</text:p>
          </table:table-cell>
          <table:table-cell table:formula="of:=IF([.F111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57106903.069202" calcext:value-type="float">
            <text:p>157106903.069202</text:p>
          </table:table-cell>
          <table:table-cell table:formula="of:=IF([.F112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51533083.777733" calcext:value-type="float">
            <text:p>151533083.777733</text:p>
          </table:table-cell>
          <table:table-cell table:formula="of:=IF([.F113]=MIN([.$F$102:.$F$1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2651886.83052" calcext:value-type="float">
            <text:p>152651886.83052</text:p>
          </table:table-cell>
          <table:table-cell table:formula="of:=IF([.F114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52651886.83052" calcext:value-type="float">
            <text:p>152651886.83052</text:p>
          </table:table-cell>
          <table:table-cell table:formula="of:=IF([.F115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6954146.052694" calcext:value-type="float">
            <text:p>156954146.052694</text:p>
          </table:table-cell>
          <table:table-cell table:formula="of:=IF([.F116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51533083.777733" calcext:value-type="float">
            <text:p>151533083.777733</text:p>
          </table:table-cell>
          <table:table-cell table:formula="of:=IF([.F117]=MIN([.$F$102:.$F$1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2651886.83052" calcext:value-type="float">
            <text:p>152651886.83052</text:p>
          </table:table-cell>
          <table:table-cell table:formula="of:=IF([.F118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51533083.777733" calcext:value-type="float">
            <text:p>151533083.777733</text:p>
          </table:table-cell>
          <table:table-cell table:formula="of:=IF([.F119]=MIN([.$F$102:.$F$1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52651886.83052" calcext:value-type="float">
            <text:p>152651886.83052</text:p>
          </table:table-cell>
          <table:table-cell table:formula="of:=IF([.F120]=MIN([.$F$102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51533083.777733" calcext:value-type="float">
            <text:p>151533083.777733</text:p>
          </table:table-cell>
          <table:table-cell table:formula="of:=IF([.F121]=MIN([.$F$102:.$F$1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48212996.11946" calcext:value-type="float">
            <text:p>148212996.11946</text:p>
          </table:table-cell>
          <table:table-cell table:formula="of:=IF([.F122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50588785.885278" calcext:value-type="float">
            <text:p>150588785.885278</text:p>
          </table:table-cell>
          <table:table-cell table:formula="of:=IF([.F123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49254490.122253" calcext:value-type="float">
            <text:p>149254490.122253</text:p>
          </table:table-cell>
          <table:table-cell table:formula="of:=IF([.F124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52998733.795575" calcext:value-type="float">
            <text:p>152998733.795575</text:p>
          </table:table-cell>
          <table:table-cell table:formula="of:=IF([.F125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39323678.194119" calcext:value-type="float">
            <text:p>139323678.194119</text:p>
          </table:table-cell>
          <table:table-cell table:formula="of:=IF([.F126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42659218.507844" calcext:value-type="float">
            <text:p>142659218.507844</text:p>
          </table:table-cell>
          <table:table-cell table:formula="of:=IF([.F127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37325516.172289" calcext:value-type="float">
            <text:p>137325516.172289</text:p>
          </table:table-cell>
          <table:table-cell table:formula="of:=IF([.F128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43857502.047005" calcext:value-type="float">
            <text:p>143857502.047005</text:p>
          </table:table-cell>
          <table:table-cell table:formula="of:=IF([.F129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38155517.562572" calcext:value-type="float">
            <text:p>138155517.562572</text:p>
          </table:table-cell>
          <table:table-cell table:formula="of:=IF([.F130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38606357.923208" calcext:value-type="float">
            <text:p>138606357.923208</text:p>
          </table:table-cell>
          <table:table-cell table:formula="of:=IF([.F131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37509825.86229" calcext:value-type="float">
            <text:p>137509825.86229</text:p>
          </table:table-cell>
          <table:table-cell table:formula="of:=IF([.F132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35624883.602177" calcext:value-type="float">
            <text:p>135624883.602177</text:p>
          </table:table-cell>
          <table:table-cell table:formula="of:=IF([.F133]=MIN([.$F$122:.$F$1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36147317.571676" calcext:value-type="float">
            <text:p>136147317.571676</text:p>
          </table:table-cell>
          <table:table-cell table:formula="of:=IF([.F134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38606357.923208" calcext:value-type="float">
            <text:p>138606357.923208</text:p>
          </table:table-cell>
          <table:table-cell table:formula="of:=IF([.F135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7325516.172289" calcext:value-type="float">
            <text:p>137325516.172289</text:p>
          </table:table-cell>
          <table:table-cell table:formula="of:=IF([.F136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40762266.921218" calcext:value-type="float">
            <text:p>140762266.921218</text:p>
          </table:table-cell>
          <table:table-cell table:formula="of:=IF([.F137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35624883.602177" calcext:value-type="float">
            <text:p>135624883.602177</text:p>
          </table:table-cell>
          <table:table-cell table:formula="of:=IF([.F138]=MIN([.$F$122:.$F$1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35624883.602177" calcext:value-type="float">
            <text:p>135624883.602177</text:p>
          </table:table-cell>
          <table:table-cell table:formula="of:=IF([.F139]=MIN([.$F$122:.$F$1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35624883.602177" calcext:value-type="float">
            <text:p>135624883.602177</text:p>
          </table:table-cell>
          <table:table-cell table:formula="of:=IF([.F140]=MIN([.$F$122:.$F$1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37325516.172289" calcext:value-type="float">
            <text:p>137325516.172289</text:p>
          </table:table-cell>
          <table:table-cell table:formula="of:=IF([.F141]=MIN([.$F$122:.$F$1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41320120.411112" calcext:value-type="float">
            <text:p>141320120.411112</text:p>
          </table:table-cell>
          <table:table-cell table:formula="of:=IF([.F142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36672626.060558" calcext:value-type="float">
            <text:p>136672626.060558</text:p>
          </table:table-cell>
          <table:table-cell table:formula="of:=IF([.F143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32928259.874562" calcext:value-type="float">
            <text:p>132928259.874562</text:p>
          </table:table-cell>
          <table:table-cell table:formula="of:=IF([.F144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23347701.053052" calcext:value-type="float">
            <text:p>123347701.053052</text:p>
          </table:table-cell>
          <table:table-cell table:formula="of:=IF([.F145]=MIN([.$F$142:.$F$1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24089161.289683" calcext:value-type="float">
            <text:p>124089161.289683</text:p>
          </table:table-cell>
          <table:table-cell table:formula="of:=IF([.F146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23347701.053052" calcext:value-type="float">
            <text:p>123347701.053052</text:p>
          </table:table-cell>
          <table:table-cell table:formula="of:=IF([.F147]=MIN([.$F$142:.$F$1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23370541.17846" calcext:value-type="float">
            <text:p>123370541.17846</text:p>
          </table:table-cell>
          <table:table-cell table:formula="of:=IF([.F148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27733197.710378" calcext:value-type="float">
            <text:p>127733197.710378</text:p>
          </table:table-cell>
          <table:table-cell table:formula="of:=IF([.F149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24700990.143507" calcext:value-type="float">
            <text:p>124700990.143507</text:p>
          </table:table-cell>
          <table:table-cell table:formula="of:=IF([.F150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24672446.39134" calcext:value-type="float">
            <text:p>124672446.39134</text:p>
          </table:table-cell>
          <table:table-cell table:formula="of:=IF([.F151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24953614.186017" calcext:value-type="float">
            <text:p>124953614.186017</text:p>
          </table:table-cell>
          <table:table-cell table:formula="of:=IF([.F152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28710344.514233" calcext:value-type="float">
            <text:p>128710344.514233</text:p>
          </table:table-cell>
          <table:table-cell table:formula="of:=IF([.F153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23370541.17846" calcext:value-type="float">
            <text:p>123370541.17846</text:p>
          </table:table-cell>
          <table:table-cell table:formula="of:=IF([.F154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24672446.39134" calcext:value-type="float">
            <text:p>124672446.39134</text:p>
          </table:table-cell>
          <table:table-cell table:formula="of:=IF([.F155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3453010.268974" calcext:value-type="float">
            <text:p>123453010.268974</text:p>
          </table:table-cell>
          <table:table-cell table:formula="of:=IF([.F156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24995880.281791" calcext:value-type="float">
            <text:p>124995880.281791</text:p>
          </table:table-cell>
          <table:table-cell table:formula="of:=IF([.F157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24953614.186017" calcext:value-type="float">
            <text:p>124953614.186017</text:p>
          </table:table-cell>
          <table:table-cell table:formula="of:=IF([.F158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23370541.17846" calcext:value-type="float">
            <text:p>123370541.17846</text:p>
          </table:table-cell>
          <table:table-cell table:formula="of:=IF([.F159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4995880.281791" calcext:value-type="float">
            <text:p>124995880.281791</text:p>
          </table:table-cell>
          <table:table-cell table:formula="of:=IF([.F160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23370541.17846" calcext:value-type="float">
            <text:p>123370541.17846</text:p>
          </table:table-cell>
          <table:table-cell table:formula="of:=IF([.F161]=MIN([.$F$142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99787044.992103" calcext:value-type="float">
            <text:p>199787044.992103</text:p>
          </table:table-cell>
          <table:table-cell table:formula="of:=IF([.F162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99460792.894716" calcext:value-type="float">
            <text:p>199460792.894716</text:p>
          </table:table-cell>
          <table:table-cell table:formula="of:=IF([.F163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64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19600007.312558" calcext:value-type="float">
            <text:p>219600007.312558</text:p>
          </table:table-cell>
          <table:table-cell table:formula="of:=IF([.F165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80444517.457573" calcext:value-type="float">
            <text:p>180444517.457573</text:p>
          </table:table-cell>
          <table:table-cell table:formula="of:=IF([.F166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84375136.57641" calcext:value-type="float">
            <text:p>184375136.57641</text:p>
          </table:table-cell>
          <table:table-cell table:formula="of:=IF([.F167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68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88437091.296295" calcext:value-type="float">
            <text:p>188437091.296295</text:p>
          </table:table-cell>
          <table:table-cell table:formula="of:=IF([.F169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84375136.57641" calcext:value-type="float">
            <text:p>184375136.57641</text:p>
          </table:table-cell>
          <table:table-cell table:formula="of:=IF([.F170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71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72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81393434.70794" calcext:value-type="float">
            <text:p>181393434.70794</text:p>
          </table:table-cell>
          <table:table-cell table:formula="of:=IF([.F173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74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75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76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77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80444517.457573" calcext:value-type="float">
            <text:p>180444517.457573</text:p>
          </table:table-cell>
          <table:table-cell table:formula="of:=IF([.F178]=MIN([.$F$162:.$F$1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79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80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181]=MIN([.$F$162:.$F$1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86193097.513368" calcext:value-type="float">
            <text:p>186193097.513368</text:p>
          </table:table-cell>
          <table:table-cell table:formula="of:=IF([.F182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88337398.953363" calcext:value-type="float">
            <text:p>188337398.953363</text:p>
          </table:table-cell>
          <table:table-cell table:formula="of:=IF([.F183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66432701.406288" calcext:value-type="float">
            <text:p>166432701.406288</text:p>
          </table:table-cell>
          <table:table-cell table:formula="of:=IF([.F184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83222263.515203" calcext:value-type="float">
            <text:p>183222263.515203</text:p>
          </table:table-cell>
          <table:table-cell table:formula="of:=IF([.F185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67967395.41788" calcext:value-type="float">
            <text:p>167967395.41788</text:p>
          </table:table-cell>
          <table:table-cell table:formula="of:=IF([.F186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62372029.630539" calcext:value-type="float">
            <text:p>162372029.630539</text:p>
          </table:table-cell>
          <table:table-cell table:formula="of:=IF([.F187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63132266.110191" calcext:value-type="float">
            <text:p>163132266.110191</text:p>
          </table:table-cell>
          <table:table-cell table:formula="of:=IF([.F188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60189531.220721" calcext:value-type="float">
            <text:p>160189531.220721</text:p>
          </table:table-cell>
          <table:table-cell table:formula="of:=IF([.F189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55975209.28445" calcext:value-type="float">
            <text:p>155975209.28445</text:p>
          </table:table-cell>
          <table:table-cell table:formula="of:=IF([.F190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61930329.135774" calcext:value-type="float">
            <text:p>161930329.135774</text:p>
          </table:table-cell>
          <table:table-cell table:formula="of:=IF([.F191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192]=MIN([.$F$182:.$F$2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193]=MIN([.$F$182:.$F$2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8244166.856677" calcext:value-type="float">
            <text:p>158244166.856677</text:p>
          </table:table-cell>
          <table:table-cell table:formula="of:=IF([.F194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195]=MIN([.$F$182:.$F$2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60189531.220721" calcext:value-type="float">
            <text:p>160189531.220721</text:p>
          </table:table-cell>
          <table:table-cell table:formula="of:=IF([.F196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197]=MIN([.$F$182:.$F$2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8244166.856677" calcext:value-type="float">
            <text:p>158244166.856677</text:p>
          </table:table-cell>
          <table:table-cell table:formula="of:=IF([.F198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199]=MIN([.$F$182:.$F$2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57844498.020216" calcext:value-type="float">
            <text:p>157844498.020216</text:p>
          </table:table-cell>
          <table:table-cell table:formula="of:=IF([.F200]=MIN([.$F$182:.$F$2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201]=MIN([.$F$182:.$F$2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77807684.592835" calcext:value-type="float">
            <text:p>177807684.592835</text:p>
          </table:table-cell>
          <table:table-cell table:formula="of:=IF([.F202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63314729.605206" calcext:value-type="float">
            <text:p>163314729.605206</text:p>
          </table:table-cell>
          <table:table-cell table:formula="of:=IF([.F203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75181165.733501" calcext:value-type="float">
            <text:p>175181165.733501</text:p>
          </table:table-cell>
          <table:table-cell table:formula="of:=IF([.F204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48949668.958263" calcext:value-type="float">
            <text:p>148949668.958263</text:p>
          </table:table-cell>
          <table:table-cell table:formula="of:=IF([.F205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45401690.322718" calcext:value-type="float">
            <text:p>145401690.322718</text:p>
          </table:table-cell>
          <table:table-cell table:formula="of:=IF([.F206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50175637.069306" calcext:value-type="float">
            <text:p>150175637.069306</text:p>
          </table:table-cell>
          <table:table-cell table:formula="of:=IF([.F207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48074445.909127" calcext:value-type="float">
            <text:p>148074445.909127</text:p>
          </table:table-cell>
          <table:table-cell table:formula="of:=IF([.F208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51047922.749728" calcext:value-type="float">
            <text:p>151047922.749728</text:p>
          </table:table-cell>
          <table:table-cell table:formula="of:=IF([.F209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48073241.962474" calcext:value-type="float">
            <text:p>148073241.962474</text:p>
          </table:table-cell>
          <table:table-cell table:formula="of:=IF([.F210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46302550.846223" calcext:value-type="float">
            <text:p>146302550.846223</text:p>
          </table:table-cell>
          <table:table-cell table:formula="of:=IF([.F211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45904907.228891" calcext:value-type="float">
            <text:p>145904907.228891</text:p>
          </table:table-cell>
          <table:table-cell table:formula="of:=IF([.F212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8948031.549288" calcext:value-type="float">
            <text:p>148948031.549288</text:p>
          </table:table-cell>
          <table:table-cell table:formula="of:=IF([.F213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143762.998972" calcext:value-type="float">
            <text:p>147143762.998972</text:p>
          </table:table-cell>
          <table:table-cell table:formula="of:=IF([.F214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41448485.748204" calcext:value-type="float">
            <text:p>141448485.748204</text:p>
          </table:table-cell>
          <table:table-cell table:formula="of:=IF([.F215]=MIN([.$F$202:.$F$222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1448485.748204" calcext:value-type="float">
            <text:p>141448485.748204</text:p>
          </table:table-cell>
          <table:table-cell table:formula="of:=IF([.F216]=MIN([.$F$202:.$F$222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41448485.748204" calcext:value-type="float">
            <text:p>141448485.748204</text:p>
          </table:table-cell>
          <table:table-cell table:formula="of:=IF([.F217]=MIN([.$F$202:.$F$222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45853001.336833" calcext:value-type="float">
            <text:p>145853001.336833</text:p>
          </table:table-cell>
          <table:table-cell table:formula="of:=IF([.F218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41501771.380376" calcext:value-type="float">
            <text:p>141501771.380376</text:p>
          </table:table-cell>
          <table:table-cell table:formula="of:=IF([.F219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41448485.748204" calcext:value-type="float">
            <text:p>141448485.748204</text:p>
          </table:table-cell>
          <table:table-cell table:formula="of:=IF([.F220]=MIN([.$F$202:.$F$222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45175643.190686" calcext:value-type="float">
            <text:p>145175643.190686</text:p>
          </table:table-cell>
          <table:table-cell table:formula="of:=IF([.F221]=MIN([.$F$202:.$F$222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50317508.237207" calcext:value-type="float">
            <text:p>150317508.237207</text:p>
          </table:table-cell>
          <table:table-cell table:formula="of:=IF([.F222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60856552.308381" calcext:value-type="float">
            <text:p>160856552.308381</text:p>
          </table:table-cell>
          <table:table-cell table:formula="of:=IF([.F223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1395248.896911" calcext:value-type="float">
            <text:p>151395248.896911</text:p>
          </table:table-cell>
          <table:table-cell table:formula="of:=IF([.F224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53037272.110915" calcext:value-type="float">
            <text:p>153037272.110915</text:p>
          </table:table-cell>
          <table:table-cell table:formula="of:=IF([.F225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41340543.517745" calcext:value-type="float">
            <text:p>141340543.517745</text:p>
          </table:table-cell>
          <table:table-cell table:formula="of:=IF([.F226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39735287.785571" calcext:value-type="float">
            <text:p>139735287.785571</text:p>
          </table:table-cell>
          <table:table-cell table:formula="of:=IF([.F227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37814964.327157" calcext:value-type="float">
            <text:p>137814964.327157</text:p>
          </table:table-cell>
          <table:table-cell table:formula="of:=IF([.F228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31128504.408528" calcext:value-type="float">
            <text:p>131128504.408528</text:p>
          </table:table-cell>
          <table:table-cell table:formula="of:=IF([.F229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32634484.564505" calcext:value-type="float">
            <text:p>132634484.564505</text:p>
          </table:table-cell>
          <table:table-cell table:formula="of:=IF([.F230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37119256.120493" calcext:value-type="float">
            <text:p>137119256.120493</text:p>
          </table:table-cell>
          <table:table-cell table:formula="of:=IF([.F231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30482662.480865" calcext:value-type="float">
            <text:p>130482662.480865</text:p>
          </table:table-cell>
          <table:table-cell table:formula="of:=IF([.F232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29391124.396875" calcext:value-type="float">
            <text:p>129391124.396875</text:p>
          </table:table-cell>
          <table:table-cell table:formula="of:=IF([.F233]=MIN([.$F$222:.$F$2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35398441.071184" calcext:value-type="float">
            <text:p>135398441.071184</text:p>
          </table:table-cell>
          <table:table-cell table:formula="of:=IF([.F234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29743856.459806" calcext:value-type="float">
            <text:p>129743856.459806</text:p>
          </table:table-cell>
          <table:table-cell table:formula="of:=IF([.F235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2234977.02999" calcext:value-type="float">
            <text:p>132234977.02999</text:p>
          </table:table-cell>
          <table:table-cell table:formula="of:=IF([.F236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29391124.396875" calcext:value-type="float">
            <text:p>129391124.396875</text:p>
          </table:table-cell>
          <table:table-cell table:formula="of:=IF([.F237]=MIN([.$F$222:.$F$2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31128504.408528" calcext:value-type="float">
            <text:p>131128504.408528</text:p>
          </table:table-cell>
          <table:table-cell table:formula="of:=IF([.F238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31128504.408528" calcext:value-type="float">
            <text:p>131128504.408528</text:p>
          </table:table-cell>
          <table:table-cell table:formula="of:=IF([.F239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33436932.98239" calcext:value-type="float">
            <text:p>133436932.98239</text:p>
          </table:table-cell>
          <table:table-cell table:formula="of:=IF([.F240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30482662.480865" calcext:value-type="float">
            <text:p>130482662.480865</text:p>
          </table:table-cell>
          <table:table-cell table:formula="of:=IF([.F241]=MIN([.$F$222:.$F$2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86701122.661103" calcext:value-type="float">
            <text:p>186701122.661103</text:p>
          </table:table-cell>
          <table:table-cell table:formula="of:=IF([.F242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213714255.338436" calcext:value-type="float">
            <text:p>213714255.338436</text:p>
          </table:table-cell>
          <table:table-cell table:formula="of:=IF([.F243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97380785.660881" calcext:value-type="float">
            <text:p>197380785.660881</text:p>
          </table:table-cell>
          <table:table-cell table:formula="of:=IF([.F244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14533247.787514" calcext:value-type="float">
            <text:p>214533247.787514</text:p>
          </table:table-cell>
          <table:table-cell table:formula="of:=IF([.F245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80791958.271204" calcext:value-type="float">
            <text:p>180791958.271204</text:p>
          </table:table-cell>
          <table:table-cell table:formula="of:=IF([.F246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83033619.943714" calcext:value-type="float">
            <text:p>183033619.943714</text:p>
          </table:table-cell>
          <table:table-cell table:formula="of:=IF([.F247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80768670.039369" calcext:value-type="float">
            <text:p>180768670.039369</text:p>
          </table:table-cell>
          <table:table-cell table:formula="of:=IF([.F248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78602582.195407" calcext:value-type="float">
            <text:p>178602582.195407</text:p>
          </table:table-cell>
          <table:table-cell table:formula="of:=IF([.F249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250]=MIN([.$F$242:.$F$2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83033619.943714" calcext:value-type="float">
            <text:p>183033619.943714</text:p>
          </table:table-cell>
          <table:table-cell table:formula="of:=IF([.F251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78602582.195407" calcext:value-type="float">
            <text:p>178602582.195407</text:p>
          </table:table-cell>
          <table:table-cell table:formula="of:=IF([.F252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83033619.943714" calcext:value-type="float">
            <text:p>183033619.943714</text:p>
          </table:table-cell>
          <table:table-cell table:formula="of:=IF([.F253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78602582.195407" calcext:value-type="float">
            <text:p>178602582.195407</text:p>
          </table:table-cell>
          <table:table-cell table:formula="of:=IF([.F254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255]=MIN([.$F$242:.$F$2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256]=MIN([.$F$242:.$F$2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78602582.195407" calcext:value-type="float">
            <text:p>178602582.195407</text:p>
          </table:table-cell>
          <table:table-cell table:formula="of:=IF([.F257]=MIN([.$F$242:.$F$2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258]=MIN([.$F$242:.$F$2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259]=MIN([.$F$242:.$F$2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260]=MIN([.$F$242:.$F$2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261]=MIN([.$F$242:.$F$2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87661354.621459" calcext:value-type="float">
            <text:p>187661354.621459</text:p>
          </table:table-cell>
          <table:table-cell table:formula="of:=IF([.F262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69978294.094407" calcext:value-type="float">
            <text:p>169978294.094407</text:p>
          </table:table-cell>
          <table:table-cell table:formula="of:=IF([.F263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74290750.021661" calcext:value-type="float">
            <text:p>174290750.021661</text:p>
          </table:table-cell>
          <table:table-cell table:formula="of:=IF([.F264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64724098.470673" calcext:value-type="float">
            <text:p>164724098.470673</text:p>
          </table:table-cell>
          <table:table-cell table:formula="of:=IF([.F265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68598103.557542" calcext:value-type="float">
            <text:p>168598103.557542</text:p>
          </table:table-cell>
          <table:table-cell table:formula="of:=IF([.F266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62107814.234108" calcext:value-type="float">
            <text:p>162107814.234108</text:p>
          </table:table-cell>
          <table:table-cell table:formula="of:=IF([.F267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64472660.776759" calcext:value-type="float">
            <text:p>164472660.776759</text:p>
          </table:table-cell>
          <table:table-cell table:formula="of:=IF([.F268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68440250.465058" calcext:value-type="float">
            <text:p>168440250.465058</text:p>
          </table:table-cell>
          <table:table-cell table:formula="of:=IF([.F269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71733354.848918" calcext:value-type="float">
            <text:p>171733354.848918</text:p>
          </table:table-cell>
          <table:table-cell table:formula="of:=IF([.F270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63435839.306971" calcext:value-type="float">
            <text:p>163435839.306971</text:p>
          </table:table-cell>
          <table:table-cell table:formula="of:=IF([.F271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65873661.401088" calcext:value-type="float">
            <text:p>165873661.401088</text:p>
          </table:table-cell>
          <table:table-cell table:formula="of:=IF([.F272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64636891.454637" calcext:value-type="float">
            <text:p>164636891.454637</text:p>
          </table:table-cell>
          <table:table-cell table:formula="of:=IF([.F273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8830544.593772" calcext:value-type="float">
            <text:p>158830544.593772</text:p>
          </table:table-cell>
          <table:table-cell table:formula="of:=IF([.F274]=MIN([.$F$262:.$F$2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61292970.449245" calcext:value-type="float">
            <text:p>161292970.449245</text:p>
          </table:table-cell>
          <table:table-cell table:formula="of:=IF([.F275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9714079.654206" calcext:value-type="float">
            <text:p>159714079.654206</text:p>
          </table:table-cell>
          <table:table-cell table:formula="of:=IF([.F276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62178828.531158" calcext:value-type="float">
            <text:p>162178828.531158</text:p>
          </table:table-cell>
          <table:table-cell table:formula="of:=IF([.F277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63435839.306971" calcext:value-type="float">
            <text:p>163435839.306971</text:p>
          </table:table-cell>
          <table:table-cell table:formula="of:=IF([.F278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62703172.0255" calcext:value-type="float">
            <text:p>162703172.0255</text:p>
          </table:table-cell>
          <table:table-cell table:formula="of:=IF([.F279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59714079.654206" calcext:value-type="float">
            <text:p>159714079.654206</text:p>
          </table:table-cell>
          <table:table-cell table:formula="of:=IF([.F280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60811323.882401" calcext:value-type="float">
            <text:p>160811323.882401</text:p>
          </table:table-cell>
          <table:table-cell table:formula="of:=IF([.F281]=MIN([.$F$262:.$F$2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68225588.385456" calcext:value-type="float">
            <text:p>168225588.385456</text:p>
          </table:table-cell>
          <table:table-cell table:formula="of:=IF([.F282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54347003.467568" calcext:value-type="float">
            <text:p>154347003.467568</text:p>
          </table:table-cell>
          <table:table-cell table:formula="of:=IF([.F283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9402432.859946" calcext:value-type="float">
            <text:p>159402432.859946</text:p>
          </table:table-cell>
          <table:table-cell table:formula="of:=IF([.F284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83804449.365753" calcext:value-type="float">
            <text:p>183804449.365753</text:p>
          </table:table-cell>
          <table:table-cell table:formula="of:=IF([.F285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55629888.24269" calcext:value-type="float">
            <text:p>155629888.24269</text:p>
          </table:table-cell>
          <table:table-cell table:formula="of:=IF([.F286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51003263.765376" calcext:value-type="float">
            <text:p>151003263.765376</text:p>
          </table:table-cell>
          <table:table-cell table:formula="of:=IF([.F287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55615732.552329" calcext:value-type="float">
            <text:p>155615732.552329</text:p>
          </table:table-cell>
          <table:table-cell table:formula="of:=IF([.F288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56430688.030352" calcext:value-type="float">
            <text:p>156430688.030352</text:p>
          </table:table-cell>
          <table:table-cell table:formula="of:=IF([.F289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49185144.93824" calcext:value-type="float">
            <text:p>149185144.93824</text:p>
          </table:table-cell>
          <table:table-cell table:formula="of:=IF([.F290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47050824.259771" calcext:value-type="float">
            <text:p>147050824.259771</text:p>
          </table:table-cell>
          <table:table-cell table:formula="of:=IF([.F291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49333606.536546" calcext:value-type="float">
            <text:p>149333606.536546</text:p>
          </table:table-cell>
          <table:table-cell table:formula="of:=IF([.F292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7140472.688507" calcext:value-type="float">
            <text:p>147140472.688507</text:p>
          </table:table-cell>
          <table:table-cell table:formula="of:=IF([.F293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906417.997427" calcext:value-type="float">
            <text:p>146906417.997427</text:p>
          </table:table-cell>
          <table:table-cell table:formula="of:=IF([.F294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47227789.152175" calcext:value-type="float">
            <text:p>147227789.152175</text:p>
          </table:table-cell>
          <table:table-cell table:formula="of:=IF([.F295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1664116.62723" calcext:value-type="float">
            <text:p>151664116.62723</text:p>
          </table:table-cell>
          <table:table-cell table:formula="of:=IF([.F296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45628877.506054" calcext:value-type="float">
            <text:p>145628877.506054</text:p>
          </table:table-cell>
          <table:table-cell table:formula="of:=IF([.F297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45027367.927591" calcext:value-type="float">
            <text:p>145027367.927591</text:p>
          </table:table-cell>
          <table:table-cell table:formula="of:=IF([.F298]=MIN([.$F$282:.$F$3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45628877.506054" calcext:value-type="float">
            <text:p>145628877.506054</text:p>
          </table:table-cell>
          <table:table-cell table:formula="of:=IF([.F299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47907440.744706" calcext:value-type="float">
            <text:p>147907440.744706</text:p>
          </table:table-cell>
          <table:table-cell table:formula="of:=IF([.F300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47227789.152175" calcext:value-type="float">
            <text:p>147227789.152175</text:p>
          </table:table-cell>
          <table:table-cell table:formula="of:=IF([.F301]=MIN([.$F$282:.$F$3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59602537.883614" calcext:value-type="float">
            <text:p>159602537.883614</text:p>
          </table:table-cell>
          <table:table-cell table:formula="of:=IF([.F302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64839664.81336" calcext:value-type="float">
            <text:p>164839664.81336</text:p>
          </table:table-cell>
          <table:table-cell table:formula="of:=IF([.F303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7536713.037586" calcext:value-type="float">
            <text:p>157536713.037586</text:p>
          </table:table-cell>
          <table:table-cell table:formula="of:=IF([.F304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73201732.853649" calcext:value-type="float">
            <text:p>173201732.853649</text:p>
          </table:table-cell>
          <table:table-cell table:formula="of:=IF([.F305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36747424.010769" calcext:value-type="float">
            <text:p>136747424.010769</text:p>
          </table:table-cell>
          <table:table-cell table:formula="of:=IF([.F306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41087831.227905" calcext:value-type="float">
            <text:p>141087831.227905</text:p>
          </table:table-cell>
          <table:table-cell table:formula="of:=IF([.F307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44376452.048579" calcext:value-type="float">
            <text:p>144376452.048579</text:p>
          </table:table-cell>
          <table:table-cell table:formula="of:=IF([.F308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36314948.035935" calcext:value-type="float">
            <text:p>136314948.035935</text:p>
          </table:table-cell>
          <table:table-cell table:formula="of:=IF([.F309]=MIN([.$F$302:.$F$3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42414495.656367" calcext:value-type="float">
            <text:p>142414495.656367</text:p>
          </table:table-cell>
          <table:table-cell table:formula="of:=IF([.F310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37592853.616168" calcext:value-type="float">
            <text:p>137592853.616168</text:p>
          </table:table-cell>
          <table:table-cell table:formula="of:=IF([.F311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37130737.188041" calcext:value-type="float">
            <text:p>137130737.188041</text:p>
          </table:table-cell>
          <table:table-cell table:formula="of:=IF([.F312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1408711.585301" calcext:value-type="float">
            <text:p>141408711.585301</text:p>
          </table:table-cell>
          <table:table-cell table:formula="of:=IF([.F313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37028924.033945" calcext:value-type="float">
            <text:p>137028924.033945</text:p>
          </table:table-cell>
          <table:table-cell table:formula="of:=IF([.F314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42172976.552716" calcext:value-type="float">
            <text:p>142172976.552716</text:p>
          </table:table-cell>
          <table:table-cell table:formula="of:=IF([.F315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9284112.621145" calcext:value-type="float">
            <text:p>139284112.621145</text:p>
          </table:table-cell>
          <table:table-cell table:formula="of:=IF([.F316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39352914.05672" calcext:value-type="float">
            <text:p>139352914.05672</text:p>
          </table:table-cell>
          <table:table-cell table:formula="of:=IF([.F317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37324307.321486" calcext:value-type="float">
            <text:p>137324307.321486</text:p>
          </table:table-cell>
          <table:table-cell table:formula="of:=IF([.F318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37456504.397434" calcext:value-type="float">
            <text:p>137456504.397434</text:p>
          </table:table-cell>
          <table:table-cell table:formula="of:=IF([.F319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40087160.095062" calcext:value-type="float">
            <text:p>140087160.095062</text:p>
          </table:table-cell>
          <table:table-cell table:formula="of:=IF([.F320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40502061.301105" calcext:value-type="float">
            <text:p>140502061.301105</text:p>
          </table:table-cell>
          <table:table-cell table:formula="of:=IF([.F321]=MIN([.$F$302:.$F$3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84092707.092409" calcext:value-type="float">
            <text:p>184092707.092409</text:p>
          </table:table-cell>
          <table:table-cell table:formula="of:=IF([.F322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213551026.479159" calcext:value-type="float">
            <text:p>213551026.479159</text:p>
          </table:table-cell>
          <table:table-cell table:formula="of:=IF([.F323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23432711.672603" calcext:value-type="float">
            <text:p>223432711.672603</text:p>
          </table:table-cell>
          <table:table-cell table:formula="of:=IF([.F324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92412073.442812" calcext:value-type="float">
            <text:p>192412073.442812</text:p>
          </table:table-cell>
          <table:table-cell table:formula="of:=IF([.F325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96240740.329739" calcext:value-type="float">
            <text:p>196240740.329739</text:p>
          </table:table-cell>
          <table:table-cell table:formula="of:=IF([.F326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79791919.072683" calcext:value-type="float">
            <text:p>179791919.072683</text:p>
          </table:table-cell>
          <table:table-cell table:formula="of:=IF([.F327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328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79791919.072683" calcext:value-type="float">
            <text:p>179791919.072683</text:p>
          </table:table-cell>
          <table:table-cell table:formula="of:=IF([.F329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79182481.484242" calcext:value-type="float">
            <text:p>179182481.484242</text:p>
          </table:table-cell>
          <table:table-cell table:formula="of:=IF([.F330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331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89847392.52243" calcext:value-type="float">
            <text:p>189847392.52243</text:p>
          </table:table-cell>
          <table:table-cell table:formula="of:=IF([.F332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333]=MIN([.$F$322:.$F$3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334]=MIN([.$F$322:.$F$3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83052601.3397" calcext:value-type="float">
            <text:p>183052601.3397</text:p>
          </table:table-cell>
          <table:table-cell table:formula="of:=IF([.F335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336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337]=MIN([.$F$322:.$F$3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338]=MIN([.$F$322:.$F$3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339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79182481.484242" calcext:value-type="float">
            <text:p>179182481.484242</text:p>
          </table:table-cell>
          <table:table-cell table:formula="of:=IF([.F340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341]=MIN([.$F$322:.$F$3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66862769.439622" calcext:value-type="float">
            <text:p>166862769.439622</text:p>
          </table:table-cell>
          <table:table-cell table:formula="of:=IF([.F342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76392792.517348" calcext:value-type="float">
            <text:p>176392792.517348</text:p>
          </table:table-cell>
          <table:table-cell table:formula="of:=IF([.F343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89436518.649977" calcext:value-type="float">
            <text:p>189436518.649977</text:p>
          </table:table-cell>
          <table:table-cell table:formula="of:=IF([.F344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68580408.723951" calcext:value-type="float">
            <text:p>168580408.723951</text:p>
          </table:table-cell>
          <table:table-cell table:formula="of:=IF([.F345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66278858.152975" calcext:value-type="float">
            <text:p>166278858.152975</text:p>
          </table:table-cell>
          <table:table-cell table:formula="of:=IF([.F346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63012124.938372" calcext:value-type="float">
            <text:p>163012124.938372</text:p>
          </table:table-cell>
          <table:table-cell table:formula="of:=IF([.F347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69885081.745079" calcext:value-type="float">
            <text:p>169885081.745079</text:p>
          </table:table-cell>
          <table:table-cell table:formula="of:=IF([.F348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66677740.232929" calcext:value-type="float">
            <text:p>166677740.232929</text:p>
          </table:table-cell>
          <table:table-cell table:formula="of:=IF([.F349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65087511.062564" calcext:value-type="float">
            <text:p>165087511.062564</text:p>
          </table:table-cell>
          <table:table-cell table:formula="of:=IF([.F350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62582773.928419" calcext:value-type="float">
            <text:p>162582773.928419</text:p>
          </table:table-cell>
          <table:table-cell table:formula="of:=IF([.F351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352]=MIN([.$F$342:.$F$3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63283062.560791" calcext:value-type="float">
            <text:p>163283062.560791</text:p>
          </table:table-cell>
          <table:table-cell table:formula="of:=IF([.F353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61008126.75526" calcext:value-type="float">
            <text:p>161008126.75526</text:p>
          </table:table-cell>
          <table:table-cell table:formula="of:=IF([.F354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355]=MIN([.$F$342:.$F$3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356]=MIN([.$F$342:.$F$3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61980987.436131" calcext:value-type="float">
            <text:p>161980987.436131</text:p>
          </table:table-cell>
          <table:table-cell table:formula="of:=IF([.F357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63012124.938372" calcext:value-type="float">
            <text:p>163012124.938372</text:p>
          </table:table-cell>
          <table:table-cell table:formula="of:=IF([.F358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60150735.142716" calcext:value-type="float">
            <text:p>160150735.142716</text:p>
          </table:table-cell>
          <table:table-cell table:formula="of:=IF([.F359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360]=MIN([.$F$342:.$F$3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59739858.933021" calcext:value-type="float">
            <text:p>159739858.933021</text:p>
          </table:table-cell>
          <table:table-cell table:formula="of:=IF([.F361]=MIN([.$F$342:.$F$3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71145145.320934" calcext:value-type="float">
            <text:p>171145145.320934</text:p>
          </table:table-cell>
          <table:table-cell table:formula="of:=IF([.F362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70575894.466686" calcext:value-type="float">
            <text:p>170575894.466686</text:p>
          </table:table-cell>
          <table:table-cell table:formula="of:=IF([.F363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74397697.70987" calcext:value-type="float">
            <text:p>174397697.70987</text:p>
          </table:table-cell>
          <table:table-cell table:formula="of:=IF([.F364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75074298.233583" calcext:value-type="float">
            <text:p>175074298.233583</text:p>
          </table:table-cell>
          <table:table-cell table:formula="of:=IF([.F365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51610129.958801" calcext:value-type="float">
            <text:p>151610129.958801</text:p>
          </table:table-cell>
          <table:table-cell table:formula="of:=IF([.F366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55989271.46859" calcext:value-type="float">
            <text:p>155989271.46859</text:p>
          </table:table-cell>
          <table:table-cell table:formula="of:=IF([.F367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54848444.558268" calcext:value-type="float">
            <text:p>154848444.558268</text:p>
          </table:table-cell>
          <table:table-cell table:formula="of:=IF([.F368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54683481.25329" calcext:value-type="float">
            <text:p>154683481.25329</text:p>
          </table:table-cell>
          <table:table-cell table:formula="of:=IF([.F369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51195345.143406" calcext:value-type="float">
            <text:p>151195345.143406</text:p>
          </table:table-cell>
          <table:table-cell table:formula="of:=IF([.F370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50943047.605014" calcext:value-type="float">
            <text:p>150943047.605014</text:p>
          </table:table-cell>
          <table:table-cell table:formula="of:=IF([.F371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44415530.011389" calcext:value-type="float">
            <text:p>144415530.011389</text:p>
          </table:table-cell>
          <table:table-cell table:formula="of:=IF([.F372]=MIN([.$F$362:.$F$3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45578816.605578" calcext:value-type="float">
            <text:p>145578816.605578</text:p>
          </table:table-cell>
          <table:table-cell table:formula="of:=IF([.F373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870958.794288" calcext:value-type="float">
            <text:p>149870958.794288</text:p>
          </table:table-cell>
          <table:table-cell table:formula="of:=IF([.F374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49955946.780441" calcext:value-type="float">
            <text:p>149955946.780441</text:p>
          </table:table-cell>
          <table:table-cell table:formula="of:=IF([.F375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2321490.867019" calcext:value-type="float">
            <text:p>152321490.867019</text:p>
          </table:table-cell>
          <table:table-cell table:formula="of:=IF([.F376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46668993.62406" calcext:value-type="float">
            <text:p>146668993.62406</text:p>
          </table:table-cell>
          <table:table-cell table:formula="of:=IF([.F377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46282370.677777" calcext:value-type="float">
            <text:p>146282370.677777</text:p>
          </table:table-cell>
          <table:table-cell table:formula="of:=IF([.F378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51917466.824684" calcext:value-type="float">
            <text:p>151917466.824684</text:p>
          </table:table-cell>
          <table:table-cell table:formula="of:=IF([.F379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44705925.387859" calcext:value-type="float">
            <text:p>144705925.387859</text:p>
          </table:table-cell>
          <table:table-cell table:formula="of:=IF([.F380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52036184.694159" calcext:value-type="float">
            <text:p>152036184.694159</text:p>
          </table:table-cell>
          <table:table-cell table:formula="of:=IF([.F381]=MIN([.$F$362:.$F$3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46832837.886737" calcext:value-type="float">
            <text:p>146832837.886737</text:p>
          </table:table-cell>
          <table:table-cell table:formula="of:=IF([.F382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49586080.613778" calcext:value-type="float">
            <text:p>149586080.613778</text:p>
          </table:table-cell>
          <table:table-cell table:formula="of:=IF([.F383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5992007.184142" calcext:value-type="float">
            <text:p>155992007.184142</text:p>
          </table:table-cell>
          <table:table-cell table:formula="of:=IF([.F384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49957685.669643" calcext:value-type="float">
            <text:p>149957685.669643</text:p>
          </table:table-cell>
          <table:table-cell table:formula="of:=IF([.F385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42396592.419866" calcext:value-type="float">
            <text:p>142396592.419866</text:p>
          </table:table-cell>
          <table:table-cell table:formula="of:=IF([.F386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45514158.646895" calcext:value-type="float">
            <text:p>145514158.646895</text:p>
          </table:table-cell>
          <table:table-cell table:formula="of:=IF([.F387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47421751.12102" calcext:value-type="float">
            <text:p>147421751.12102</text:p>
          </table:table-cell>
          <table:table-cell table:formula="of:=IF([.F388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42639029.52721" calcext:value-type="float">
            <text:p>142639029.52721</text:p>
          </table:table-cell>
          <table:table-cell table:formula="of:=IF([.F389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41461756.365695" calcext:value-type="float">
            <text:p>141461756.365695</text:p>
          </table:table-cell>
          <table:table-cell table:formula="of:=IF([.F390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33235476.996922" calcext:value-type="float">
            <text:p>133235476.996922</text:p>
          </table:table-cell>
          <table:table-cell table:formula="of:=IF([.F391]=MIN([.$F$382:.$F$40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40777916.544659" calcext:value-type="float">
            <text:p>140777916.544659</text:p>
          </table:table-cell>
          <table:table-cell table:formula="of:=IF([.F392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38226413.356312" calcext:value-type="float">
            <text:p>138226413.356312</text:p>
          </table:table-cell>
          <table:table-cell table:formula="of:=IF([.F393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37730580.796695" calcext:value-type="float">
            <text:p>137730580.796695</text:p>
          </table:table-cell>
          <table:table-cell table:formula="of:=IF([.F394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38878274.696907" calcext:value-type="float">
            <text:p>138878274.696907</text:p>
          </table:table-cell>
          <table:table-cell table:formula="of:=IF([.F395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6643249.095515" calcext:value-type="float">
            <text:p>136643249.095515</text:p>
          </table:table-cell>
          <table:table-cell table:formula="of:=IF([.F396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38144134.955172" calcext:value-type="float">
            <text:p>138144134.955172</text:p>
          </table:table-cell>
          <table:table-cell table:formula="of:=IF([.F397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34041910.280605" calcext:value-type="float">
            <text:p>134041910.280605</text:p>
          </table:table-cell>
          <table:table-cell table:formula="of:=IF([.F398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36277777.881353" calcext:value-type="float">
            <text:p>136277777.881353</text:p>
          </table:table-cell>
          <table:table-cell table:formula="of:=IF([.F399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39247661.92107" calcext:value-type="float">
            <text:p>139247661.92107</text:p>
          </table:table-cell>
          <table:table-cell table:formula="of:=IF([.F400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35157161.084263" calcext:value-type="float">
            <text:p>135157161.084263</text:p>
          </table:table-cell>
          <table:table-cell table:formula="of:=IF([.F401]=MIN([.$F$382:.$F$40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44263053.952058" calcext:value-type="float">
            <text:p>144263053.952058</text:p>
          </table:table-cell>
          <table:table-cell table:formula="of:=IF([.F402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41109025.187027" calcext:value-type="float">
            <text:p>141109025.187027</text:p>
          </table:table-cell>
          <table:table-cell table:formula="of:=IF([.F403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5614049.239545" calcext:value-type="float">
            <text:p>155614049.239545</text:p>
          </table:table-cell>
          <table:table-cell table:formula="of:=IF([.F404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37506346.623086" calcext:value-type="float">
            <text:p>137506346.623086</text:p>
          </table:table-cell>
          <table:table-cell table:formula="of:=IF([.F405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35592019.750234" calcext:value-type="float">
            <text:p>135592019.750234</text:p>
          </table:table-cell>
          <table:table-cell table:formula="of:=IF([.F406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34476283.021501" calcext:value-type="float">
            <text:p>134476283.021501</text:p>
          </table:table-cell>
          <table:table-cell table:formula="of:=IF([.F407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32366018.456833" calcext:value-type="float">
            <text:p>132366018.456833</text:p>
          </table:table-cell>
          <table:table-cell table:formula="of:=IF([.F408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31724670.86334" calcext:value-type="float">
            <text:p>131724670.86334</text:p>
          </table:table-cell>
          <table:table-cell table:formula="of:=IF([.F409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27130969.076443" calcext:value-type="float">
            <text:p>127130969.076443</text:p>
          </table:table-cell>
          <table:table-cell table:formula="of:=IF([.F410]=MIN([.$F$402:.$F$421]);1;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29091484.519072" calcext:value-type="float">
            <text:p>129091484.519072</text:p>
          </table:table-cell>
          <table:table-cell table:formula="of:=IF([.F411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33614585.898343" calcext:value-type="float">
            <text:p>133614585.898343</text:p>
          </table:table-cell>
          <table:table-cell table:formula="of:=IF([.F412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33017626.697799" calcext:value-type="float">
            <text:p>133017626.697799</text:p>
          </table:table-cell>
          <table:table-cell table:formula="of:=IF([.F413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26244810.762121" calcext:value-type="float">
            <text:p>126244810.762121</text:p>
          </table:table-cell>
          <table:table-cell table:formula="of:=IF([.F414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25793385.45644" calcext:value-type="float">
            <text:p>125793385.45644</text:p>
          </table:table-cell>
          <table:table-cell table:formula="of:=IF([.F415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7403063.715128" calcext:value-type="float">
            <text:p>127403063.715128</text:p>
          </table:table-cell>
          <table:table-cell table:formula="of:=IF([.F416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27660670.009265" calcext:value-type="float">
            <text:p>127660670.009265</text:p>
          </table:table-cell>
          <table:table-cell table:formula="of:=IF([.F417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28839471.709061" calcext:value-type="float">
            <text:p>128839471.709061</text:p>
          </table:table-cell>
          <table:table-cell table:formula="of:=IF([.F418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25247640.604638" calcext:value-type="float">
            <text:p>125247640.604638</text:p>
          </table:table-cell>
          <table:table-cell table:formula="of:=IF([.F419]=MIN([.$F$402:.$F$4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8438385.413737" calcext:value-type="float">
            <text:p>128438385.413737</text:p>
          </table:table-cell>
          <table:table-cell table:formula="of:=IF([.F420]=MIN([.$F$402:.$F$4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29519411.33833" calcext:value-type="float">
            <text:p>129519411.33833</text:p>
          </table:table-cell>
          <table:table-cell table:formula="of:=IF([.F421]=MIN([.$F$402:.$F$421]);1;0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</table:table>
      <table:table table:name="Pivot Table_result_1" table:style-name="ta1">
        <table:table-column table:style-name="co8" table:default-cell-style-name="ce5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1"/>
        <table:table-column table:style-name="co8" table:default-cell-style-name="ce9"/>
        <table:table-column table:style-name="co8" table:default-cell-style-name="ce13"/>
        <table:table-column table:style-name="co8" table:default-cell-style-name="ce19"/>
        <table:table-row table:style-name="ro1">
          <table:table-cell table:style-name="ce4" office:value-type="string" calcext:value-type="string">
            <text:p>Population_Size</text:p>
          </table:table-cell>
          <table:table-cell table:style-name="ce7" office:value-type="string" calcext:value-type="string">
            <text:p>Mutation_Prob</text:p>
          </table:table-cell>
          <table:table-cell table:style-name="ce7" office:value-type="string" calcext:value-type="string">
            <text:p>Data</text:p>
          </table:table-cell>
          <table:table-cell table:style-name="ce13" table:number-columns-repeated="37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number-columns-repeated="6"/>
          <table:table-cell/>
          <table:table-cell office:value-type="float" office:value="50" calcext:value-type="float">
            <text:p>50</text:p>
          </table:table-cell>
          <table:table-cell table:style-name="ce8" table:number-columns-repeated="6"/>
          <table:table-cell/>
          <table:table-cell office:value-type="float" office:value="100" calcext:value-type="float">
            <text:p>100</text:p>
          </table:table-cell>
          <table:table-cell table:style-name="ce8" table:number-columns-repeated="6"/>
          <table:table-cell/>
          <table:table-cell office:value-type="float" office:value="150" calcext:value-type="float">
            <text:p>150</text:p>
          </table:table-cell>
          <table:table-cell table:style-name="ce8" table:number-columns-repeated="6"/>
          <table:table-cell/>
          <table:table-cell office:value-type="float" office:value="200" calcext:value-type="float">
            <text:p>200</text:p>
          </table:table-cell>
          <table:table-cell table:style-name="ce8" table:number-columns-repeated="6"/>
          <table:table-cell/>
          <table:table-cell table:style-name="ce14" office:value-type="string" calcext:value-type="string">
            <text:p>Total Average - Fitness</text:p>
          </table:table-cell>
          <table:table-cell table:style-name="ce21" office:value-type="string" calcext:value-type="string">
            <text:p>Total Sum - IsBe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15"/>
          <table:table-cell table:style-name="ce23"/>
        </table:table-row>
        <table:table-row table:style-name="ro1"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table:style-name="ce16"/>
          <table:table-cell table:style-name="ce25"/>
        </table:table-row>
        <table:table-row table:style-name="ro1">
          <table:table-cell table:style-name="ce6" office:value-type="float" office:value="161758783.302978" calcext:value-type="float">
            <text:p>161758783.30297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63395833.773647" calcext:value-type="float">
            <text:p>163395833.773647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164796835.704561" calcext:value-type="float">
            <text:p>164796835.70456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164624940.386984" calcext:value-type="float">
            <text:p>164624940.386984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150852033.304047" calcext:value-type="float">
            <text:p>150852033.304047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50401498.410754" calcext:value-type="float">
            <text:p>150401498.410754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50142991.898608" calcext:value-type="float">
            <text:p>150142991.898608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50537436.284902" calcext:value-type="float">
            <text:p>150537436.284902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148652430.436495" calcext:value-type="float">
            <text:p>148652430.436495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47763094.505632" calcext:value-type="float">
            <text:p>147763094.505632</text:p>
          </table:table-cell>
          <table:table-cell table:style-name="ce10" office:value-type="float" office:value="7" calcext:value-type="float">
            <text:p>7</text:p>
          </table:table-cell>
          <table:table-cell table:style-name="ce12" office:value-type="float" office:value="147997723.056508" calcext:value-type="float">
            <text:p>147997723.05650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47913641.854718" calcext:value-type="float">
            <text:p>147913641.8547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46795895.236692" calcext:value-type="float">
            <text:p>146795895.23669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46922233.830649" calcext:value-type="float">
            <text:p>146922233.830649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147060800.974358" calcext:value-type="float">
            <text:p>147060800.974358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146563805.884699" calcext:value-type="float">
            <text:p>146563805.884699</text:p>
          </table:table-cell>
          <table:table-cell table:style-name="ce10" office:value-type="float" office:value="11" calcext:value-type="float">
            <text:p>11</text:p>
          </table:table-cell>
          <table:table-cell table:style-name="ce12" office:value-type="float" office:value="146925144.244241" calcext:value-type="float">
            <text:p>146925144.244241</text:p>
          </table:table-cell>
          <table:table-cell table:style-name="ce10" office:value-type="float" office:value="7" calcext:value-type="float">
            <text:p>7</text:p>
          </table:table-cell>
          <table:table-cell table:style-name="ce12" office:value-type="float" office:value="146169924.920382" calcext:value-type="float">
            <text:p>146169924.920382</text:p>
          </table:table-cell>
          <table:table-cell table:style-name="ce10" office:value-type="float" office:value="11" calcext:value-type="float">
            <text:p>11</text:p>
          </table:table-cell>
          <table:table-cell table:style-name="ce12" office:value-type="float" office:value="146494179.09495" calcext:value-type="float">
            <text:p>146494179.094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46662319.132565" calcext:value-type="float">
            <text:p>146662319.132565</text:p>
          </table:table-cell>
          <table:table-cell table:style-name="ce10" office:value-type="float" office:value="9" calcext:value-type="float">
            <text:p>9</text:p>
          </table:table-cell>
          <table:table-cell table:style-name="ce17" office:value-type="float" office:value="151121577.311918" calcext:value-type="float">
            <text:p>151121577.311918</text:p>
          </table:table-cell>
          <table:table-cell table:style-name="ce31" office:value-type="float" office:value="129" calcext:value-type="float">
            <text:p>129</text:p>
          </table:table-cell>
        </table:table-row>
      </table:table>
      <table:named-expressions/>
      <table:database-ranges>
        <table:database-range table:name="__Anonymous_Sheet_DB__0" table:target-range-address="result.A1:result.G421"/>
      </table:database-ranges>
      <table:data-pilot-tables>
        <table:data-pilot-table table:name="DataPilot1" table:application-data="" table:target-range-address="'Pivot Table_result_1'.A1:'Pivot Table_result_1'.AP5" table:buttons="'Pivot Table_result_1'.A1 'Pivot Table_result_1'.B1 'Pivot Table_result_1'.C1" table:show-filter-button="false" table:drill-down-on-double-click="false">
          <table:source-cell-range table:cell-range-address="result.A1:result.G421"/>
          <table:data-pilot-field table:source-field-name="Population_Size" table:orientation="column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utation_Prob" table:orientation="column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5" table:display="true" table:show-details="true"/>
                <table:data-pilot-member table:name="0.1" table:display="true" table:show-details="true"/>
                <table:data-pilot-member table:name="0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itness" table:orientation="data" table:used-hierarchy="0" table:function="average">
            <table:data-pilot-level table:show-empty="false" calcext:repeat-item-labels="false">
              <table:data-pilot-members>
                <table:data-pilot-member table:name="91105370.6838308" table:display="true" table:show-details="true"/>
                <table:data-pilot-member table:name="91597199.9866582" table:display="true" table:show-details="true"/>
                <table:data-pilot-member table:name="100862939.048976" table:display="true" table:show-details="true"/>
                <table:data-pilot-member table:name="103741873.794499" table:display="true" table:show-details="true"/>
                <table:data-pilot-member table:name="104188164.007558" table:display="true" table:show-details="true"/>
                <table:data-pilot-member table:name="112396068.091895" table:display="true" table:show-details="true"/>
                <table:data-pilot-member table:name="112848588.955733" table:display="true" table:show-details="true"/>
                <table:data-pilot-member table:name="113432863.47128" table:display="true" table:show-details="true"/>
                <table:data-pilot-member table:name="114693022.573098" table:display="true" table:show-details="true"/>
                <table:data-pilot-member table:name="115905085.360804" table:display="true" table:show-details="true"/>
                <table:data-pilot-member table:name="116084727.896448" table:display="true" table:show-details="true"/>
                <table:data-pilot-member table:name="122179450.066517" table:display="true" table:show-details="true"/>
                <table:data-pilot-member table:name="123347701.053052" table:display="true" table:show-details="true"/>
                <table:data-pilot-member table:name="123370541.17846" table:display="true" table:show-details="true"/>
                <table:data-pilot-member table:name="123453010.268974" table:display="true" table:show-details="true"/>
                <table:data-pilot-member table:name="124089161.289683" table:display="true" table:show-details="true"/>
                <table:data-pilot-member table:name="124672446.39134" table:display="true" table:show-details="true"/>
                <table:data-pilot-member table:name="124700990.143507" table:display="true" table:show-details="true"/>
                <table:data-pilot-member table:name="124953614.186017" table:display="true" table:show-details="true"/>
                <table:data-pilot-member table:name="124995880.281791" table:display="true" table:show-details="true"/>
                <table:data-pilot-member table:name="125247640.604638" table:display="true" table:show-details="true"/>
                <table:data-pilot-member table:name="125793385.45644" table:display="true" table:show-details="true"/>
                <table:data-pilot-member table:name="126244810.762121" table:display="true" table:show-details="true"/>
                <table:data-pilot-member table:name="127130969.076443" table:display="true" table:show-details="true"/>
                <table:data-pilot-member table:name="127403063.715128" table:display="true" table:show-details="true"/>
                <table:data-pilot-member table:name="127660670.009265" table:display="true" table:show-details="true"/>
                <table:data-pilot-member table:name="127733197.710378" table:display="true" table:show-details="true"/>
                <table:data-pilot-member table:name="128438385.413737" table:display="true" table:show-details="true"/>
                <table:data-pilot-member table:name="128710344.514233" table:display="true" table:show-details="true"/>
                <table:data-pilot-member table:name="128839471.709061" table:display="true" table:show-details="true"/>
                <table:data-pilot-member table:name="129091484.519072" table:display="true" table:show-details="true"/>
                <table:data-pilot-member table:name="129391124.396875" table:display="true" table:show-details="true"/>
                <table:data-pilot-member table:name="129519411.33833" table:display="true" table:show-details="true"/>
                <table:data-pilot-member table:name="129743856.459806" table:display="true" table:show-details="true"/>
                <table:data-pilot-member table:name="130482662.480865" table:display="true" table:show-details="true"/>
                <table:data-pilot-member table:name="131128504.408528" table:display="true" table:show-details="true"/>
                <table:data-pilot-member table:name="131724670.86334" table:display="true" table:show-details="true"/>
                <table:data-pilot-member table:name="132234977.02999" table:display="true" table:show-details="true"/>
                <table:data-pilot-member table:name="132366018.456833" table:display="true" table:show-details="true"/>
                <table:data-pilot-member table:name="132634484.564505" table:display="true" table:show-details="true"/>
                <table:data-pilot-member table:name="132928259.874562" table:display="true" table:show-details="true"/>
                <table:data-pilot-member table:name="133017626.697799" table:display="true" table:show-details="true"/>
                <table:data-pilot-member table:name="133235476.996922" table:display="true" table:show-details="true"/>
                <table:data-pilot-member table:name="133436932.98239" table:display="true" table:show-details="true"/>
                <table:data-pilot-member table:name="133614585.898343" table:display="true" table:show-details="true"/>
                <table:data-pilot-member table:name="134041910.280605" table:display="true" table:show-details="true"/>
                <table:data-pilot-member table:name="134476283.021501" table:display="true" table:show-details="true"/>
                <table:data-pilot-member table:name="135157161.084263" table:display="true" table:show-details="true"/>
                <table:data-pilot-member table:name="135398441.071184" table:display="true" table:show-details="true"/>
                <table:data-pilot-member table:name="135592019.750234" table:display="true" table:show-details="true"/>
                <table:data-pilot-member table:name="135624883.602177" table:display="true" table:show-details="true"/>
                <table:data-pilot-member table:name="136008125.912044" table:display="true" table:show-details="true"/>
                <table:data-pilot-member table:name="136147317.571676" table:display="true" table:show-details="true"/>
                <table:data-pilot-member table:name="136277777.881353" table:display="true" table:show-details="true"/>
                <table:data-pilot-member table:name="136314948.035935" table:display="true" table:show-details="true"/>
                <table:data-pilot-member table:name="136643249.095515" table:display="true" table:show-details="true"/>
                <table:data-pilot-member table:name="136672626.060558" table:display="true" table:show-details="true"/>
                <table:data-pilot-member table:name="136747424.010769" table:display="true" table:show-details="true"/>
                <table:data-pilot-member table:name="136768613.740287" table:display="true" table:show-details="true"/>
                <table:data-pilot-member table:name="137028924.033945" table:display="true" table:show-details="true"/>
                <table:data-pilot-member table:name="137119256.120493" table:display="true" table:show-details="true"/>
                <table:data-pilot-member table:name="137130737.188041" table:display="true" table:show-details="true"/>
                <table:data-pilot-member table:name="137324307.321486" table:display="true" table:show-details="true"/>
                <table:data-pilot-member table:name="137325516.172289" table:display="true" table:show-details="true"/>
                <table:data-pilot-member table:name="137456504.397434" table:display="true" table:show-details="true"/>
                <table:data-pilot-member table:name="137506346.623086" table:display="true" table:show-details="true"/>
                <table:data-pilot-member table:name="137509825.86229" table:display="true" table:show-details="true"/>
                <table:data-pilot-member table:name="137592853.616168" table:display="true" table:show-details="true"/>
                <table:data-pilot-member table:name="137730580.796695" table:display="true" table:show-details="true"/>
                <table:data-pilot-member table:name="137814964.327157" table:display="true" table:show-details="true"/>
                <table:data-pilot-member table:name="138144134.955172" table:display="true" table:show-details="true"/>
                <table:data-pilot-member table:name="138155517.562572" table:display="true" table:show-details="true"/>
                <table:data-pilot-member table:name="138226413.356312" table:display="true" table:show-details="true"/>
                <table:data-pilot-member table:name="138606357.923208" table:display="true" table:show-details="true"/>
                <table:data-pilot-member table:name="138878274.696907" table:display="true" table:show-details="true"/>
                <table:data-pilot-member table:name="139247661.92107" table:display="true" table:show-details="true"/>
                <table:data-pilot-member table:name="139284112.621145" table:display="true" table:show-details="true"/>
                <table:data-pilot-member table:name="139323678.194119" table:display="true" table:show-details="true"/>
                <table:data-pilot-member table:name="139352914.05672" table:display="true" table:show-details="true"/>
                <table:data-pilot-member table:name="139735287.785571" table:display="true" table:show-details="true"/>
                <table:data-pilot-member table:name="140087160.095062" table:display="true" table:show-details="true"/>
                <table:data-pilot-member table:name="140502061.301105" table:display="true" table:show-details="true"/>
                <table:data-pilot-member table:name="140762266.921218" table:display="true" table:show-details="true"/>
                <table:data-pilot-member table:name="140777916.544659" table:display="true" table:show-details="true"/>
                <table:data-pilot-member table:name="141087831.227905" table:display="true" table:show-details="true"/>
                <table:data-pilot-member table:name="141109025.187027" table:display="true" table:show-details="true"/>
                <table:data-pilot-member table:name="141320120.411112" table:display="true" table:show-details="true"/>
                <table:data-pilot-member table:name="141340543.517745" table:display="true" table:show-details="true"/>
                <table:data-pilot-member table:name="141408711.585301" table:display="true" table:show-details="true"/>
                <table:data-pilot-member table:name="141448485.748204" table:display="true" table:show-details="true"/>
                <table:data-pilot-member table:name="141461756.365695" table:display="true" table:show-details="true"/>
                <table:data-pilot-member table:name="141501771.380376" table:display="true" table:show-details="true"/>
                <table:data-pilot-member table:name="142172976.552716" table:display="true" table:show-details="true"/>
                <table:data-pilot-member table:name="142396592.419866" table:display="true" table:show-details="true"/>
                <table:data-pilot-member table:name="142414495.656367" table:display="true" table:show-details="true"/>
                <table:data-pilot-member table:name="142639029.52721" table:display="true" table:show-details="true"/>
                <table:data-pilot-member table:name="142659218.507844" table:display="true" table:show-details="true"/>
                <table:data-pilot-member table:name="143857502.047005" table:display="true" table:show-details="true"/>
                <table:data-pilot-member table:name="144263053.952058" table:display="true" table:show-details="true"/>
                <table:data-pilot-member table:name="144376452.048579" table:display="true" table:show-details="true"/>
                <table:data-pilot-member table:name="144415530.011389" table:display="true" table:show-details="true"/>
                <table:data-pilot-member table:name="144705925.387859" table:display="true" table:show-details="true"/>
                <table:data-pilot-member table:name="144904976.422972" table:display="true" table:show-details="true"/>
                <table:data-pilot-member table:name="145027367.927591" table:display="true" table:show-details="true"/>
                <table:data-pilot-member table:name="145175643.190686" table:display="true" table:show-details="true"/>
                <table:data-pilot-member table:name="145401690.322718" table:display="true" table:show-details="true"/>
                <table:data-pilot-member table:name="145514158.646895" table:display="true" table:show-details="true"/>
                <table:data-pilot-member table:name="145578816.605578" table:display="true" table:show-details="true"/>
                <table:data-pilot-member table:name="145601832.646306" table:display="true" table:show-details="true"/>
                <table:data-pilot-member table:name="145628877.506054" table:display="true" table:show-details="true"/>
                <table:data-pilot-member table:name="145853001.336833" table:display="true" table:show-details="true"/>
                <table:data-pilot-member table:name="145904907.228891" table:display="true" table:show-details="true"/>
                <table:data-pilot-member table:name="146282370.677777" table:display="true" table:show-details="true"/>
                <table:data-pilot-member table:name="146302550.846223" table:display="true" table:show-details="true"/>
                <table:data-pilot-member table:name="146668993.62406" table:display="true" table:show-details="true"/>
                <table:data-pilot-member table:name="146832837.886737" table:display="true" table:show-details="true"/>
                <table:data-pilot-member table:name="146906417.997427" table:display="true" table:show-details="true"/>
                <table:data-pilot-member table:name="147050824.259771" table:display="true" table:show-details="true"/>
                <table:data-pilot-member table:name="147140472.688507" table:display="true" table:show-details="true"/>
                <table:data-pilot-member table:name="147143762.998972" table:display="true" table:show-details="true"/>
                <table:data-pilot-member table:name="147227789.152175" table:display="true" table:show-details="true"/>
                <table:data-pilot-member table:name="147421751.12102" table:display="true" table:show-details="true"/>
                <table:data-pilot-member table:name="147907440.744706" table:display="true" table:show-details="true"/>
                <table:data-pilot-member table:name="148073241.962474" table:display="true" table:show-details="true"/>
                <table:data-pilot-member table:name="148074445.909127" table:display="true" table:show-details="true"/>
                <table:data-pilot-member table:name="148212996.11946" table:display="true" table:show-details="true"/>
                <table:data-pilot-member table:name="148948031.549288" table:display="true" table:show-details="true"/>
                <table:data-pilot-member table:name="148949668.958263" table:display="true" table:show-details="true"/>
                <table:data-pilot-member table:name="149185144.93824" table:display="true" table:show-details="true"/>
                <table:data-pilot-member table:name="149254490.122253" table:display="true" table:show-details="true"/>
                <table:data-pilot-member table:name="149333606.536546" table:display="true" table:show-details="true"/>
                <table:data-pilot-member table:name="149586080.613778" table:display="true" table:show-details="true"/>
                <table:data-pilot-member table:name="149870958.794288" table:display="true" table:show-details="true"/>
                <table:data-pilot-member table:name="149955946.780441" table:display="true" table:show-details="true"/>
                <table:data-pilot-member table:name="149957685.669643" table:display="true" table:show-details="true"/>
                <table:data-pilot-member table:name="150175637.069306" table:display="true" table:show-details="true"/>
                <table:data-pilot-member table:name="150317508.237207" table:display="true" table:show-details="true"/>
                <table:data-pilot-member table:name="150588785.885278" table:display="true" table:show-details="true"/>
                <table:data-pilot-member table:name="150943047.605014" table:display="true" table:show-details="true"/>
                <table:data-pilot-member table:name="151003263.765376" table:display="true" table:show-details="true"/>
                <table:data-pilot-member table:name="151047922.749728" table:display="true" table:show-details="true"/>
                <table:data-pilot-member table:name="151195345.143406" table:display="true" table:show-details="true"/>
                <table:data-pilot-member table:name="151395248.896911" table:display="true" table:show-details="true"/>
                <table:data-pilot-member table:name="151533083.777733" table:display="true" table:show-details="true"/>
                <table:data-pilot-member table:name="151610129.958801" table:display="true" table:show-details="true"/>
                <table:data-pilot-member table:name="151664116.62723" table:display="true" table:show-details="true"/>
                <table:data-pilot-member table:name="151917466.824684" table:display="true" table:show-details="true"/>
                <table:data-pilot-member table:name="152036184.694159" table:display="true" table:show-details="true"/>
                <table:data-pilot-member table:name="152321490.867019" table:display="true" table:show-details="true"/>
                <table:data-pilot-member table:name="152651886.83052" table:display="true" table:show-details="true"/>
                <table:data-pilot-member table:name="152998733.795575" table:display="true" table:show-details="true"/>
                <table:data-pilot-member table:name="153037272.110915" table:display="true" table:show-details="true"/>
                <table:data-pilot-member table:name="153828689.633011" table:display="true" table:show-details="true"/>
                <table:data-pilot-member table:name="154347003.467568" table:display="true" table:show-details="true"/>
                <table:data-pilot-member table:name="154683481.25329" table:display="true" table:show-details="true"/>
                <table:data-pilot-member table:name="154848444.558268" table:display="true" table:show-details="true"/>
                <table:data-pilot-member table:name="155614049.239545" table:display="true" table:show-details="true"/>
                <table:data-pilot-member table:name="155615732.552329" table:display="true" table:show-details="true"/>
                <table:data-pilot-member table:name="155620679.290614" table:display="true" table:show-details="true"/>
                <table:data-pilot-member table:name="155629888.24269" table:display="true" table:show-details="true"/>
                <table:data-pilot-member table:name="155956356.604774" table:display="true" table:show-details="true"/>
                <table:data-pilot-member table:name="155975209.28445" table:display="true" table:show-details="true"/>
                <table:data-pilot-member table:name="155989271.46859" table:display="true" table:show-details="true"/>
                <table:data-pilot-member table:name="155992007.184142" table:display="true" table:show-details="true"/>
                <table:data-pilot-member table:name="156430688.030352" table:display="true" table:show-details="true"/>
                <table:data-pilot-member table:name="156954146.052694" table:display="true" table:show-details="true"/>
                <table:data-pilot-member table:name="157106903.069202" table:display="true" table:show-details="true"/>
                <table:data-pilot-member table:name="157536713.037586" table:display="true" table:show-details="true"/>
                <table:data-pilot-member table:name="157844498.020216" table:display="true" table:show-details="true"/>
                <table:data-pilot-member table:name="158244166.856677" table:display="true" table:show-details="true"/>
                <table:data-pilot-member table:name="158569933.394812" table:display="true" table:show-details="true"/>
                <table:data-pilot-member table:name="158830544.593772" table:display="true" table:show-details="true"/>
                <table:data-pilot-member table:name="159170362.654889" table:display="true" table:show-details="true"/>
                <table:data-pilot-member table:name="159402432.859946" table:display="true" table:show-details="true"/>
                <table:data-pilot-member table:name="159602537.883614" table:display="true" table:show-details="true"/>
                <table:data-pilot-member table:name="159714079.654206" table:display="true" table:show-details="true"/>
                <table:data-pilot-member table:name="159739858.933021" table:display="true" table:show-details="true"/>
                <table:data-pilot-member table:name="160150735.142716" table:display="true" table:show-details="true"/>
                <table:data-pilot-member table:name="160189531.220721" table:display="true" table:show-details="true"/>
                <table:data-pilot-member table:name="160811323.882401" table:display="true" table:show-details="true"/>
                <table:data-pilot-member table:name="160856552.308381" table:display="true" table:show-details="true"/>
                <table:data-pilot-member table:name="161008126.75526" table:display="true" table:show-details="true"/>
                <table:data-pilot-member table:name="161292970.449245" table:display="true" table:show-details="true"/>
                <table:data-pilot-member table:name="161352723.620071" table:display="true" table:show-details="true"/>
                <table:data-pilot-member table:name="161930329.135774" table:display="true" table:show-details="true"/>
                <table:data-pilot-member table:name="161980987.436131" table:display="true" table:show-details="true"/>
                <table:data-pilot-member table:name="162107814.234108" table:display="true" table:show-details="true"/>
                <table:data-pilot-member table:name="162178828.531158" table:display="true" table:show-details="true"/>
                <table:data-pilot-member table:name="162372029.630539" table:display="true" table:show-details="true"/>
                <table:data-pilot-member table:name="162582773.928419" table:display="true" table:show-details="true"/>
                <table:data-pilot-member table:name="162703172.0255" table:display="true" table:show-details="true"/>
                <table:data-pilot-member table:name="163012124.938372" table:display="true" table:show-details="true"/>
                <table:data-pilot-member table:name="163132266.110191" table:display="true" table:show-details="true"/>
                <table:data-pilot-member table:name="163283062.560791" table:display="true" table:show-details="true"/>
                <table:data-pilot-member table:name="163314729.605206" table:display="true" table:show-details="true"/>
                <table:data-pilot-member table:name="163435839.306971" table:display="true" table:show-details="true"/>
                <table:data-pilot-member table:name="164472660.776759" table:display="true" table:show-details="true"/>
                <table:data-pilot-member table:name="164636891.454637" table:display="true" table:show-details="true"/>
                <table:data-pilot-member table:name="164724098.470673" table:display="true" table:show-details="true"/>
                <table:data-pilot-member table:name="164839664.81336" table:display="true" table:show-details="true"/>
                <table:data-pilot-member table:name="165087511.062564" table:display="true" table:show-details="true"/>
                <table:data-pilot-member table:name="165873661.401088" table:display="true" table:show-details="true"/>
                <table:data-pilot-member table:name="166278858.152975" table:display="true" table:show-details="true"/>
                <table:data-pilot-member table:name="166432701.406288" table:display="true" table:show-details="true"/>
                <table:data-pilot-member table:name="166677740.232929" table:display="true" table:show-details="true"/>
                <table:data-pilot-member table:name="166706839.913445" table:display="true" table:show-details="true"/>
                <table:data-pilot-member table:name="166862769.439622" table:display="true" table:show-details="true"/>
                <table:data-pilot-member table:name="167493064.792096" table:display="true" table:show-details="true"/>
                <table:data-pilot-member table:name="167894278.226564" table:display="true" table:show-details="true"/>
                <table:data-pilot-member table:name="167967395.41788" table:display="true" table:show-details="true"/>
                <table:data-pilot-member table:name="168225588.385456" table:display="true" table:show-details="true"/>
                <table:data-pilot-member table:name="168440250.465058" table:display="true" table:show-details="true"/>
                <table:data-pilot-member table:name="168580408.723951" table:display="true" table:show-details="true"/>
                <table:data-pilot-member table:name="168598103.557542" table:display="true" table:show-details="true"/>
                <table:data-pilot-member table:name="169885081.745079" table:display="true" table:show-details="true"/>
                <table:data-pilot-member table:name="169978294.094407" table:display="true" table:show-details="true"/>
                <table:data-pilot-member table:name="170575894.466686" table:display="true" table:show-details="true"/>
                <table:data-pilot-member table:name="171145145.320934" table:display="true" table:show-details="true"/>
                <table:data-pilot-member table:name="171540763.338519" table:display="true" table:show-details="true"/>
                <table:data-pilot-member table:name="171733354.848918" table:display="true" table:show-details="true"/>
                <table:data-pilot-member table:name="172816689.720961" table:display="true" table:show-details="true"/>
                <table:data-pilot-member table:name="173201732.853649" table:display="true" table:show-details="true"/>
                <table:data-pilot-member table:name="174290750.021661" table:display="true" table:show-details="true"/>
                <table:data-pilot-member table:name="174397697.70987" table:display="true" table:show-details="true"/>
                <table:data-pilot-member table:name="175074298.233583" table:display="true" table:show-details="true"/>
                <table:data-pilot-member table:name="175181165.733501" table:display="true" table:show-details="true"/>
                <table:data-pilot-member table:name="175231132.63071" table:display="true" table:show-details="true"/>
                <table:data-pilot-member table:name="175638206.951348" table:display="true" table:show-details="true"/>
                <table:data-pilot-member table:name="176392792.517348" table:display="true" table:show-details="true"/>
                <table:data-pilot-member table:name="176634544.781105" table:display="true" table:show-details="true"/>
                <table:data-pilot-member table:name="177471673.60142" table:display="true" table:show-details="true"/>
                <table:data-pilot-member table:name="177807684.592835" table:display="true" table:show-details="true"/>
                <table:data-pilot-member table:name="178484285.702586" table:display="true" table:show-details="true"/>
                <table:data-pilot-member table:name="178548982.560643" table:display="true" table:show-details="true"/>
                <table:data-pilot-member table:name="178602582.195407" table:display="true" table:show-details="true"/>
                <table:data-pilot-member table:name="179182481.484242" table:display="true" table:show-details="true"/>
                <table:data-pilot-member table:name="179791919.072683" table:display="true" table:show-details="true"/>
                <table:data-pilot-member table:name="179884888.017281" table:display="true" table:show-details="true"/>
                <table:data-pilot-member table:name="180444517.457573" table:display="true" table:show-details="true"/>
                <table:data-pilot-member table:name="180768670.039369" table:display="true" table:show-details="true"/>
                <table:data-pilot-member table:name="180791958.271204" table:display="true" table:show-details="true"/>
                <table:data-pilot-member table:name="181393434.70794" table:display="true" table:show-details="true"/>
                <table:data-pilot-member table:name="182442670.198006" table:display="true" table:show-details="true"/>
                <table:data-pilot-member table:name="183033619.943714" table:display="true" table:show-details="true"/>
                <table:data-pilot-member table:name="183052601.3397" table:display="true" table:show-details="true"/>
                <table:data-pilot-member table:name="183222263.515203" table:display="true" table:show-details="true"/>
                <table:data-pilot-member table:name="183804449.365753" table:display="true" table:show-details="true"/>
                <table:data-pilot-member table:name="184092707.092409" table:display="true" table:show-details="true"/>
                <table:data-pilot-member table:name="184375136.57641" table:display="true" table:show-details="true"/>
                <table:data-pilot-member table:name="186193097.513368" table:display="true" table:show-details="true"/>
                <table:data-pilot-member table:name="186701122.661103" table:display="true" table:show-details="true"/>
                <table:data-pilot-member table:name="187185731.423495" table:display="true" table:show-details="true"/>
                <table:data-pilot-member table:name="187661354.621459" table:display="true" table:show-details="true"/>
                <table:data-pilot-member table:name="188337398.953363" table:display="true" table:show-details="true"/>
                <table:data-pilot-member table:name="188437091.296295" table:display="true" table:show-details="true"/>
                <table:data-pilot-member table:name="189436518.649977" table:display="true" table:show-details="true"/>
                <table:data-pilot-member table:name="189847392.52243" table:display="true" table:show-details="true"/>
                <table:data-pilot-member table:name="190881126.229085" table:display="true" table:show-details="true"/>
                <table:data-pilot-member table:name="192412073.442812" table:display="true" table:show-details="true"/>
                <table:data-pilot-member table:name="196240740.329739" table:display="true" table:show-details="true"/>
                <table:data-pilot-member table:name="197380785.660881" table:display="true" table:show-details="true"/>
                <table:data-pilot-member table:name="198046030.203796" table:display="true" table:show-details="true"/>
                <table:data-pilot-member table:name="199460792.894716" table:display="true" table:show-details="true"/>
                <table:data-pilot-member table:name="199787044.992103" table:display="true" table:show-details="true"/>
                <table:data-pilot-member table:name="213551026.479159" table:display="true" table:show-details="true"/>
                <table:data-pilot-member table:name="213714255.338436" table:display="true" table:show-details="true"/>
                <table:data-pilot-member table:name="214533247.787514" table:display="true" table:show-details="true"/>
                <table:data-pilot-member table:name="219600007.312558" table:display="true" table:show-details="true"/>
                <table:data-pilot-member table:name="219738171.42812" table:display="true" table:show-details="true"/>
                <table:data-pilot-member table:name="223432711.6726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Bes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3:05:41.761500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8T13:20:16.621293771</dc:date>
    <meta:editing-duration>PT4H17M5S</meta:editing-duration>
    <meta:editing-cycles>6</meta:editing-cycles>
    <meta:generator>LibreOffice/25.8.3.2$Linux_X86_64 LibreOffice_project/580$Build-2</meta:generator>
    <meta:document-statistic meta:table-count="2" meta:cell-count="3059" meta:object-count="0"/>
  </office:meta>
</office:document-meta>
</file>